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2.298cm" style:rel-column-width="15851*"/>
    </style:style>
    <style:style style:name="Tableau1.B" style:family="table-column">
      <style:table-column-properties style:column-width="1.503cm" style:rel-column-width="10364*"/>
    </style:style>
    <style:style style:name="Tableau1.C" style:family="table-column">
      <style:table-column-properties style:column-width="1.796cm" style:rel-column-width="12384*"/>
    </style:style>
    <style:style style:name="Tableau1.D" style:family="table-column">
      <style:table-column-properties style:column-width="1.399cm" style:rel-column-width="9647*"/>
    </style:style>
    <style:style style:name="Tableau1.E" style:family="table-column">
      <style:table-column-properties style:column-width="1.293cm" style:rel-column-width="8917*"/>
    </style:style>
    <style:style style:name="Tableau1.F" style:family="table-column">
      <style:table-column-properties style:column-width="1.214cm" style:rel-column-width="837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2ae75" officeooo:paragraph-rsid="0032ae75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4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33f6cb" officeooo:paragraph-rsid="0033f6cb" style:font-size-asian="7pt" style:font-size-complex="7pt"/>
    </style:style>
    <style:style style:name="P5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33f6cb" officeooo:paragraph-rsid="003462c2" style:font-size-asian="7pt" style:font-size-complex="7pt"/>
    </style:style>
    <style:style style:name="P6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3462c2" officeooo:paragraph-rsid="003462c2" style:font-size-asian="7pt" style:font-size-complex="7pt"/>
    </style:style>
    <style:style style:name="P7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3462c2" officeooo:paragraph-rsid="0036539e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2a2008" officeooo:paragraph-rsid="0033f6cb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rsid="002a621a" officeooo:paragraph-rsid="002a621a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rsid="0033f6cb" officeooo:paragraph-rsid="0033f6cb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7pt" officeooo:rsid="003462c2" officeooo:paragraph-rsid="003462c2" style:font-size-asian="7pt" style:font-size-complex="7pt"/>
    </style:style>
    <style:style style:name="P14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3462c2" officeooo:paragraph-rsid="003462c2" style:font-size-asian="7pt" style:font-size-complex="7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5d2e6" fo:background-color="#ffff00" loext:char-shading-value="0"/>
    </style:style>
    <style:style style:name="T3" style:family="text">
      <style:text-properties officeooo:rsid="0025d2e6"/>
    </style:style>
    <style:style style:name="T4" style:family="text">
      <style:text-properties officeooo:rsid="002a2008"/>
    </style:style>
    <style:style style:name="T5" style:family="text">
      <style:text-properties officeooo:rsid="002eaad6"/>
    </style:style>
    <style:style style:name="T6" style:family="text">
      <style:text-properties officeooo:rsid="0033f6cb"/>
    </style:style>
    <style:style style:name="T7" style:family="text">
      <style:text-properties officeooo:rsid="003408bf"/>
    </style:style>
    <style:style style:name="T8" style:family="text">
      <style:text-properties officeooo:rsid="003462c2"/>
    </style:style>
    <style:style style:name="T9" style:family="text">
      <style:text-properties officeooo:rsid="003653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Relais département d’<text:span text:style-name="T6">Indre-et-</text:span><text:span text:style-name="T5">Loire</text:span> (<text:span text:style-name="T6">37</text:span>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Ville</text:p>
          </table:table-cell>
          <table:table-cell table:style-name="Tableau1.A1" office:value-type="string">
            <text:p text:style-name="P9">Indicatif</text:p>
          </table:table-cell>
          <table:table-cell table:style-name="Tableau1.A1" office:value-type="string">
            <text:p text:style-name="P9">Fréq.</text:p>
          </table:table-cell>
          <table:table-cell table:style-name="Tableau1.A1" office:value-type="string">
            <text:p text:style-name="P9">Offset</text:p>
          </table:table-cell>
          <table:table-cell table:style-name="Tableau1.A1" office:value-type="string">
            <text:p text:style-name="P9">Mode</text:p>
          </table:table-cell>
          <table:table-cell table:style-name="Tableau1.F1" office:value-type="string">
            <text:p text:style-name="P9">Tone</text:p>
          </table:table-cell>
        </table:table-row>
        <table:table-row>
          <table:table-cell table:style-name="Tableau1.A2" office:value-type="string">
            <text:p text:style-name="P12">Mazières-de-Touraine</text:p>
          </table:table-cell>
          <table:table-cell table:style-name="Tableau1.A2" office:value-type="string">
            <text:p text:style-name="P9">F5ZLP</text:p>
          </table:table-cell>
          <table:table-cell table:style-name="Tableau1.A2" office:value-type="string">
            <text:p text:style-name="P9">145.<text:span text:style-name="T6">7375</text:span></text:p>
            <text:p text:style-name="P9"/>
          </table:table-cell>
          <table:table-cell table:style-name="Tableau1.A2" office:value-type="string">
            <text:p text:style-name="P9">-600Hz</text:p>
          </table:table-cell>
          <table:table-cell table:style-name="Tableau1.A2" office:value-type="string">
            <text:p text:style-name="P9">FM</text:p>
          </table:table-cell>
          <table:table-cell table:style-name="Tableau1.F2" office:value-type="string">
            <text:p text:style-name="P9">aucun</text:p>
          </table:table-cell>
        </table:table-row>
        <table:table-row>
          <table:table-cell table:style-name="Tableau1.A2" office:value-type="string">
            <text:p text:style-name="P12">Joué-lès-Tours</text:p>
          </table:table-cell>
          <table:table-cell table:style-name="Tableau1.A2" office:value-type="string">
            <text:p text:style-name="P9">F1<text:span text:style-name="T6">ZBW</text:span></text:p>
          </table:table-cell>
          <table:table-cell table:style-name="Tableau1.A2" office:value-type="string">
            <text:p text:style-name="P12">439,950</text:p>
            <text:p text:style-name="P12">145,525 (1)</text:p>
          </table:table-cell>
          <table:table-cell table:style-name="Tableau1.A2" office:value-type="string">
            <text:p text:style-name="P8">-<text:span text:style-name="T6">9,4</text:span><text:span text:style-name="T4"> MHz</text:span></text:p>
            <text:p text:style-name="P12">0</text:p>
          </table:table-cell>
          <table:table-cell table:style-name="Tableau1.A2" office:value-type="string">
            <text:p text:style-name="P9">FM</text:p>
            <text:p text:style-name="P12">FM</text:p>
          </table:table-cell>
          <table:table-cell table:style-name="Tableau1.F2" office:value-type="string">
            <text:p text:style-name="P12">Aucun</text:p>
            <text:p text:style-name="P12">Aucun</text:p>
          </table:table-cell>
        </table:table-row>
        <table:table-row>
          <table:table-cell table:style-name="Tableau1.A2" office:value-type="string">
            <text:p text:style-name="P12">Saint-Épain</text:p>
          </table:table-cell>
          <table:table-cell table:style-name="Tableau1.A2" office:value-type="string">
            <text:p text:style-name="P9">F1ZCK</text:p>
          </table:table-cell>
          <table:table-cell table:style-name="Tableau1.A2" office:value-type="string">
            <text:p text:style-name="P12">430,3375</text:p>
            <text:p text:style-name="P13">(2)</text:p>
          </table:table-cell>
          <table:table-cell table:style-name="Tableau1.A2" office:value-type="string">
            <text:p text:style-name="P8"><text:span text:style-name="T6">+</text:span><text:span text:style-name="T4">9.4 MHz</text:span></text:p>
          </table:table-cell>
          <table:table-cell table:style-name="Tableau1.A2" office:value-type="string">
            <text:p text:style-name="P12">FM</text:p>
          </table:table-cell>
          <table:table-cell table:style-name="Tableau1.F2" office:value-type="string">
            <text:p text:style-name="P10">aucun</text:p>
          </table:table-cell>
        </table:table-row>
        <table:table-row>
          <table:table-cell table:style-name="Tableau1.A2" office:value-type="string">
            <text:p text:style-name="P12">Tours</text:p>
          </table:table-cell>
          <table:table-cell table:style-name="Tableau1.A2" office:value-type="string">
            <text:p text:style-name="P9">F1Z<text:span text:style-name="T6">HJ</text:span></text:p>
          </table:table-cell>
          <table:table-cell table:style-name="Tableau1.A2" office:value-type="string">
            <text:p text:style-name="P12">439,350</text:p>
          </table:table-cell>
          <table:table-cell table:style-name="Tableau1.A2" office:value-type="string">
            <text:p text:style-name="P11">-<text:span text:style-name="T7">7.6</text:span> MHz</text:p>
          </table:table-cell>
          <table:table-cell table:style-name="Tableau1.A2" office:value-type="string">
            <text:p text:style-name="P12">DMR</text:p>
            <text:p text:style-name="P12">D-STAR</text:p>
          </table:table-cell>
          <table:table-cell table:style-name="Tableau1.F2" office:value-type="string">
            <text:p text:style-name="P8">-</text:p>
          </table:table-cell>
        </table:table-row>
      </table:table>
      <text:p text:style-name="P3"/>
      <text:p text:style-name="P5">(1) : activation voie VHF par DTMF <text:span text:style-name="T8">#d01depuis la voie</text:span> UHF. </text:p>
      <text:p text:style-name="P6">#999 permet de connaître la fréquence VHF active (145.525 par défaut). </text:p>
      <text:p text:style-name="P6">Envoyer e DTMF les 4 derniers chiffres de la fréquence souhaitée (5500 pour 145.500 par exemple). </text:p>
      <text:p text:style-name="P6">Canaux relais possibles ainsi que 144.5375, 145.375 (ancien plan) et de 145.475 à 145.5875 tous les 12,5 kHz. </text:p>
      <text:p text:style-name="P6">Arrêt voie VHF avec #a01 en DTMF. </text:p>
      <text:p text:style-name="P4"/>
      <text:p text:style-name="P6">(2) : intercom <text:span text:style-name="T9">par DTMF</text:span></text:p>
      <text:p text:style-name="P7"><text:span text:style-name="T9">Canal </text:span>R1<text:span text:style-name="T9">x</text:span> : <text:span text:style-name="T9">commande </text:span>AB1</text:p>
      <text:p text:style-name="P7"><text:span text:style-name="T9">Canal </text:span>R3<text:span text:style-name="T9">x</text:span> : <text:span text:style-name="T9">commande </text:span>AB3</text:p>
      <text:p text:style-name="P7"><text:span text:style-name="T9">Canal </text:span>R5<text:span text:style-name="T9">x</text:span> : <text:span text:style-name="T9">commande </text:span>AB5</text:p>
      <text:p text:style-name="P7"><text:span text:style-name="T9">Canal </text:span>R6<text:span text:style-name="T9">x</text:span> : <text:span text:style-name="T9">commande </text:span>AB6</text:p>
      <text:p text:style-name="P7"><text:span text:style-name="T9">Canal </text:span>R7 : <text:span text:style-name="T9">commande </text:span>AB7</text:p>
      <text:p text:style-name="P7"><text:span text:style-name="T9">Canal </text:span>R10<text:span text:style-name="T9">AP</text:span> : <text:span text:style-name="T9">commande AP</text:span>AB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2ae75" officeooo:paragraph-rsid="0032ae75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25d2e6" fo:background-color="#ffff00" loext:char-shading-value="0"/>
    </style:style>
    <style:style style:name="MT3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<text:span text:style-name="MT1">1.2.0</text:span></text:p>
        <text:p text:style-name="MP2">Version <text:span text:style-name="MT1">1.0</text:span><text:span text:style-name="MT2">1</text:span><text:span text:style-name="MT3"> page </text:span><text:span text:style-name="MT3"><text:page-number text:select-page="current">1</text:page-number></text:span><text:span text:style-name="MT3">/</text:span><text:span text:style-name="MT3"><text:page-count>1</text:page-count></text:span><text:tab/><text:file-name text:display="name">Relais_dept_37_AMR</text:file-name><text:tab/><text:date style:data-style-name="N37" text:date-value="2022-09-20T12:42:20.302000287">20/09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23T17:30:53.158606242</dc:date>
    <meta:editing-duration>PT9H35M25S</meta:editing-duration>
    <meta:editing-cycles>20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51" meta:word-count="151" meta:character-count="869" meta:non-whitespace-character-count="764"/>
  </office:meta>
</office:document-meta>
</file>